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kubun_sta</text:p>
          </table:table-cell>
          <table:table-cell office:value-type="string" calcext:value-type="string">
            <text:p>kubun_end</text:p>
          </table:table-cell>
          <table:table-cell office:value-type="string" calcext:value-type="string">
            <text:p>kyuti1_1</text:p>
          </table:table-cell>
          <table:table-cell office:value-type="string" calcext:value-type="string">
            <text:p>kyuti1_2</text:p>
          </table:table-cell>
          <table:table-cell office:value-type="string" calcext:value-type="string">
            <text:p>kyuti2_1</text:p>
          </table:table-cell>
          <table:table-cell office:value-type="string" calcext:value-type="string">
            <text:p>kyuti2_2</text:p>
          </table:table-cell>
          <table:table-cell office:value-type="string" calcext:value-type="string">
            <text:p>kyuti3_1</text:p>
          </table:table-cell>
          <table:table-cell office:value-type="string" calcext:value-type="string">
            <text:p>kyuti3_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-1" office:value-type="float" office:value="8000" calcext:value-type="float">
            <text:p>8000</text:p>
          </table:table-cell>
          <table:table-cell table:number-columns-repeated="6" office:value-type="string" calcext:value-type="string">
            <text:p>*0.7</text:p>
          </table:table-cell>
        </table:table-row>
        <table:table-row table:style-name="ro1">
          <table:table-cell office:value-type="float" office:value="8001" calcext:value-type="float">
            <text:p>8001</text:p>
          </table:table-cell>
          <table:table-cell table:formula="of:=[.A4]-1" office:value-type="float" office:value="8339" calcext:value-type="float">
            <text:p>8339</text:p>
          </table:table-cell>
          <table:table-cell office:value-type="string" calcext:value-type="string">
            <text:p>*0.7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*0.7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*0.7</text:p>
          </table:table-cell>
          <table:table-cell office:value-type="float" office:value="5600" calcext:value-type="float">
            <text:p>5600</text:p>
          </table:table-cell>
        </table:table-row>
        <table:table-row table:style-name="ro1">
          <table:table-cell office:value-type="float" office:value="8340" calcext:value-type="float">
            <text:p>8340</text:p>
          </table:table-cell>
          <table:table-cell table:formula="of:=[.A5]-1" office:value-type="float" office:value="11999" calcext:value-type="float">
            <text:p>11999</text:p>
          </table:table-cell>
          <table:table-cell office:value-type="float" office:value="5840" calcext:value-type="float">
            <text:p>5840</text:p>
          </table:table-cell>
          <table:table-cell office:value-type="float" office:value="5600" calcext:value-type="float">
            <text:p>5600</text:p>
          </table:table-cell>
          <table:table-cell office:value-type="float" office:value="5840" calcext:value-type="float">
            <text:p>5840</text:p>
          </table:table-cell>
          <table:table-cell office:value-type="float" office:value="5600" calcext:value-type="float">
            <text:p>5600</text:p>
          </table:table-cell>
          <table:table-cell office:value-type="float" office:value="5840" calcext:value-type="float">
            <text:p>5840</text:p>
          </table:table-cell>
          <table:table-cell office:value-type="float" office:value="5600" calcext:value-type="float">
            <text:p>5600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table:formula="of:=[.A6]-1" office:value-type="float" office:value="15999" calcext:value-type="float">
            <text:p>15999</text:p>
          </table:table-cell>
          <table:table-cell office:value-type="float" office:value="6320" calcext:value-type="float">
            <text:p>6320</text:p>
          </table:table-cell>
          <table:table-cell office:value-type="float" office:value="5600" calcext:value-type="float">
            <text:p>5600</text:p>
          </table:table-cell>
          <table:table-cell office:value-type="float" office:value="6320" calcext:value-type="float">
            <text:p>6320</text:p>
          </table:table-cell>
          <table:table-cell office:value-type="float" office:value="5600" calcext:value-type="float">
            <text:p>5600</text:p>
          </table:table-cell>
          <table:table-cell office:value-type="float" office:value="6320" calcext:value-type="float">
            <text:p>6320</text:p>
          </table:table-cell>
          <table:table-cell office:value-type="float" office:value="5600" calcext:value-type="float">
            <text:p>5600</text:p>
          </table:table-cell>
        </table:table-row>
        <table:table-row table:style-name="ro1">
          <table:table-cell table:style-name="ce1" office:value-type="float" office:value="16000" calcext:value-type="float">
            <text:p>16000</text:p>
          </table:table-cell>
          <table:table-cell table:style-name="ce1" table:formula="of:=[.A7]-1" office:value-type="float" office:value="19999" calcext:value-type="float">
            <text:p>19999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5780" calcext:value-type="float">
            <text:p>5780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5780" calcext:value-type="float">
            <text:p>5780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5780" calcext:value-type="float">
            <text:p>578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[.A8]-1" office:value-type="float" office:value="23999" calcext:value-type="float">
            <text:p>23999</text:p>
          </table:table-cell>
          <table:table-cell office:value-type="float" office:value="7290" calcext:value-type="float">
            <text:p>7290</text:p>
          </table:table-cell>
          <table:table-cell office:value-type="float" office:value="6200" calcext:value-type="float">
            <text:p>6200</text:p>
          </table:table-cell>
          <table:table-cell office:value-type="float" office:value="7290" calcext:value-type="float">
            <text:p>7290</text:p>
          </table:table-cell>
          <table:table-cell office:value-type="float" office:value="6200" calcext:value-type="float">
            <text:p>6200</text:p>
          </table:table-cell>
          <table:table-cell office:value-type="float" office:value="7290" calcext:value-type="float">
            <text:p>7290</text:p>
          </table:table-cell>
          <table:table-cell office:value-type="float" office:value="6200" calcext:value-type="float">
            <text:p>6200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table:formula="of:=[.A9]-1" office:value-type="float" office:value="27999" calcext:value-type="float">
            <text:p>27999</text:p>
          </table:table-cell>
          <table:table-cell office:value-type="float" office:value="7770" calcext:value-type="float">
            <text:p>7770</text:p>
          </table:table-cell>
          <table:table-cell office:value-type="float" office:value="6610" calcext:value-type="float">
            <text:p>6610</text:p>
          </table:table-cell>
          <table:table-cell office:value-type="float" office:value="7770" calcext:value-type="float">
            <text:p>7770</text:p>
          </table:table-cell>
          <table:table-cell office:value-type="float" office:value="6610" calcext:value-type="float">
            <text:p>6610</text:p>
          </table:table-cell>
          <table:table-cell office:value-type="float" office:value="7770" calcext:value-type="float">
            <text:p>7770</text:p>
          </table:table-cell>
          <table:table-cell office:value-type="float" office:value="6610" calcext:value-type="float">
            <text:p>6610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table:formula="of:=[.A10]-1" office:value-type="float" office:value="31999" calcext:value-type="float">
            <text:p>31999</text:p>
          </table:table-cell>
          <table:table-cell office:value-type="float" office:value="8250" calcext:value-type="float">
            <text:p>8250</text:p>
          </table:table-cell>
          <table:table-cell office:value-type="float" office:value="7010" calcext:value-type="float">
            <text:p>7010</text:p>
          </table:table-cell>
          <table:table-cell office:value-type="float" office:value="8250" calcext:value-type="float">
            <text:p>8250</text:p>
          </table:table-cell>
          <table:table-cell office:value-type="float" office:value="7010" calcext:value-type="float">
            <text:p>7010</text:p>
          </table:table-cell>
          <table:table-cell office:value-type="float" office:value="8250" calcext:value-type="float">
            <text:p>8250</text:p>
          </table:table-cell>
          <table:table-cell office:value-type="float" office:value="7010" calcext:value-type="float">
            <text:p>7010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table:formula="of:=[.A11]-1" office:value-type="float" office:value="35999" calcext:value-type="float">
            <text:p>35999</text:p>
          </table:table-cell>
          <table:table-cell office:value-type="float" office:value="8730" calcext:value-type="float">
            <text:p>8730</text:p>
          </table:table-cell>
          <table:table-cell office:value-type="float" office:value="7420" calcext:value-type="float">
            <text:p>7420</text:p>
          </table:table-cell>
          <table:table-cell office:value-type="float" office:value="8730" calcext:value-type="float">
            <text:p>8730</text:p>
          </table:table-cell>
          <table:table-cell office:value-type="float" office:value="7420" calcext:value-type="float">
            <text:p>7420</text:p>
          </table:table-cell>
          <table:table-cell office:value-type="float" office:value="8730" calcext:value-type="float">
            <text:p>8730</text:p>
          </table:table-cell>
          <table:table-cell office:value-type="float" office:value="7420" calcext:value-type="float">
            <text:p>7420</text:p>
          </table:table-cell>
        </table:table-row>
        <table:table-row table:style-name="ro1">
          <table:table-cell table:style-name="ce1" office:value-type="float" office:value="36000" calcext:value-type="float">
            <text:p>36000</text:p>
          </table:table-cell>
          <table:table-cell table:style-name="ce1" table:formula="of:=[.A12]-1" office:value-type="float" office:value="39999" calcext:value-type="float">
            <text:p>39999</text:p>
          </table:table-cell>
          <table:table-cell table:style-name="ce1" office:value-type="float" office:value="9210" calcext:value-type="float">
            <text:p>9210</text:p>
          </table:table-cell>
          <table:table-cell table:style-name="ce1" office:value-type="float" office:value="7830" calcext:value-type="float">
            <text:p>7830</text:p>
          </table:table-cell>
          <table:table-cell table:style-name="ce1" office:value-type="float" office:value="9210" calcext:value-type="float">
            <text:p>9210</text:p>
          </table:table-cell>
          <table:table-cell table:style-name="ce1" office:value-type="float" office:value="7830" calcext:value-type="float">
            <text:p>7830</text:p>
          </table:table-cell>
          <table:table-cell table:style-name="ce1" office:value-type="float" office:value="9210" calcext:value-type="float">
            <text:p>9210</text:p>
          </table:table-cell>
          <table:table-cell table:style-name="ce1" office:value-type="float" office:value="7830" calcext:value-type="float">
            <text:p>7830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formula="of:=[.A13]-1" office:value-type="float" office:value="43999" calcext:value-type="float">
            <text:p>43999</text:p>
          </table:table-cell>
          <table:table-cell office:value-type="float" office:value="9700" calcext:value-type="float">
            <text:p>9700</text:p>
          </table:table-cell>
          <table:table-cell office:value-type="float" office:value="8240" calcext:value-type="float">
            <text:p>8240</text:p>
          </table:table-cell>
          <table:table-cell office:value-type="float" office:value="9700" calcext:value-type="float">
            <text:p>9700</text:p>
          </table:table-cell>
          <table:table-cell office:value-type="float" office:value="8240" calcext:value-type="float">
            <text:p>8240</text:p>
          </table:table-cell>
          <table:table-cell office:value-type="float" office:value="9700" calcext:value-type="float">
            <text:p>9700</text:p>
          </table:table-cell>
          <table:table-cell office:value-type="float" office:value="8240" calcext:value-type="float">
            <text:p>8240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table:formula="of:=[.A14]-1" office:value-type="float" office:value="47999" calcext:value-type="float">
            <text:p>47999</text:p>
          </table:table-cell>
          <table:table-cell office:value-type="float" office:value="10180" calcext:value-type="float">
            <text:p>10180</text:p>
          </table:table-cell>
          <table:table-cell office:value-type="float" office:value="8650" calcext:value-type="float">
            <text:p>8650</text:p>
          </table:table-cell>
          <table:table-cell office:value-type="float" office:value="10180" calcext:value-type="float">
            <text:p>10180</text:p>
          </table:table-cell>
          <table:table-cell office:value-type="float" office:value="8650" calcext:value-type="float">
            <text:p>8650</text:p>
          </table:table-cell>
          <table:table-cell office:value-type="float" office:value="10180" calcext:value-type="float">
            <text:p>10180</text:p>
          </table:table-cell>
          <table:table-cell office:value-type="float" office:value="8650" calcext:value-type="float">
            <text:p>8650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table:formula="of:=[.A15]-1" office:value-type="float" office:value="51999" calcext:value-type="float">
            <text:p>51999</text:p>
          </table:table-cell>
          <table:table-cell office:value-type="float" office:value="10650" calcext:value-type="float">
            <text:p>10650</text:p>
          </table:table-cell>
          <table:table-cell office:value-type="float" office:value="9060" calcext:value-type="float">
            <text:p>9060</text:p>
          </table:table-cell>
          <table:table-cell office:value-type="float" office:value="10650" calcext:value-type="float">
            <text:p>10650</text:p>
          </table:table-cell>
          <table:table-cell office:value-type="float" office:value="9060" calcext:value-type="float">
            <text:p>9060</text:p>
          </table:table-cell>
          <table:table-cell office:value-type="float" office:value="10650" calcext:value-type="float">
            <text:p>10650</text:p>
          </table:table-cell>
          <table:table-cell office:value-type="float" office:value="9060" calcext:value-type="float">
            <text:p>9060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table:formula="of:=[.A16]-1" office:value-type="float" office:value="55999" calcext:value-type="float">
            <text:p>55999</text:p>
          </table:table-cell>
          <table:table-cell office:value-type="float" office:value="11140" calcext:value-type="float">
            <text:p>11140</text:p>
          </table:table-cell>
          <table:table-cell office:value-type="float" office:value="9460" calcext:value-type="float">
            <text:p>9460</text:p>
          </table:table-cell>
          <table:table-cell office:value-type="float" office:value="11140" calcext:value-type="float">
            <text:p>11140</text:p>
          </table:table-cell>
          <table:table-cell office:value-type="float" office:value="9460" calcext:value-type="float">
            <text:p>9460</text:p>
          </table:table-cell>
          <table:table-cell office:value-type="float" office:value="11140" calcext:value-type="float">
            <text:p>11140</text:p>
          </table:table-cell>
          <table:table-cell office:value-type="float" office:value="9460" calcext:value-type="float">
            <text:p>9460</text:p>
          </table:table-cell>
        </table:table-row>
        <table:table-row table:style-name="ro1">
          <table:table-cell table:style-name="ce1" office:value-type="float" office:value="56000" calcext:value-type="float">
            <text:p>56000</text:p>
          </table:table-cell>
          <table:table-cell table:style-name="ce1" table:formula="of:=[.A17]-1" office:value-type="float" office:value="59999" calcext:value-type="float">
            <text:p>59999</text:p>
          </table:table-cell>
          <table:table-cell table:style-name="ce1" office:value-type="float" office:value="11620" calcext:value-type="float">
            <text:p>11620</text:p>
          </table:table-cell>
          <table:table-cell table:style-name="ce1" office:value-type="float" office:value="9880" calcext:value-type="float">
            <text:p>9880</text:p>
          </table:table-cell>
          <table:table-cell table:style-name="ce1" office:value-type="float" office:value="11620" calcext:value-type="float">
            <text:p>11620</text:p>
          </table:table-cell>
          <table:table-cell table:style-name="ce1" office:value-type="float" office:value="9880" calcext:value-type="float">
            <text:p>9880</text:p>
          </table:table-cell>
          <table:table-cell table:style-name="ce1" office:value-type="float" office:value="11620" calcext:value-type="float">
            <text:p>11620</text:p>
          </table:table-cell>
          <table:table-cell table:style-name="ce1" office:value-type="float" office:value="9880" calcext:value-type="float">
            <text:p>988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formula="of:=[.A18]-1" office:value-type="float" office:value="63999" calcext:value-type="float">
            <text:p>63999</text:p>
          </table:table-cell>
          <table:table-cell office:value-type="float" office:value="12100" calcext:value-type="float">
            <text:p>12100</text:p>
          </table:table-cell>
          <table:table-cell office:value-type="float" office:value="10290" calcext:value-type="float">
            <text:p>10290</text:p>
          </table:table-cell>
          <table:table-cell office:value-type="float" office:value="12100" calcext:value-type="float">
            <text:p>12100</text:p>
          </table:table-cell>
          <table:table-cell office:value-type="float" office:value="10290" calcext:value-type="float">
            <text:p>10290</text:p>
          </table:table-cell>
          <table:table-cell office:value-type="float" office:value="12100" calcext:value-type="float">
            <text:p>12100</text:p>
          </table:table-cell>
          <table:table-cell office:value-type="float" office:value="10290" calcext:value-type="float">
            <text:p>10290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table:formula="of:=[.A19]-1" office:value-type="float" office:value="67999" calcext:value-type="float">
            <text:p>67999</text:p>
          </table:table-cell>
          <table:table-cell office:value-type="float" office:value="12590" calcext:value-type="float">
            <text:p>12590</text:p>
          </table:table-cell>
          <table:table-cell office:value-type="float" office:value="10700" calcext:value-type="float">
            <text:p>10700</text:p>
          </table:table-cell>
          <table:table-cell office:value-type="float" office:value="12590" calcext:value-type="float">
            <text:p>12590</text:p>
          </table:table-cell>
          <table:table-cell office:value-type="float" office:value="10700" calcext:value-type="float">
            <text:p>10700</text:p>
          </table:table-cell>
          <table:table-cell office:value-type="float" office:value="12590" calcext:value-type="float">
            <text:p>12590</text:p>
          </table:table-cell>
          <table:table-cell office:value-type="float" office:value="10700" calcext:value-type="float">
            <text:p>10700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table:formula="of:=[.A20]-1" office:value-type="float" office:value="71999" calcext:value-type="float">
            <text:p>71999</text:p>
          </table:table-cell>
          <table:table-cell office:value-type="float" office:value="13060" calcext:value-type="float">
            <text:p>13060</text:p>
          </table:table-cell>
          <table:table-cell office:value-type="float" office:value="11100" calcext:value-type="float">
            <text:p>11100</text:p>
          </table:table-cell>
          <table:table-cell office:value-type="float" office:value="13060" calcext:value-type="float">
            <text:p>13060</text:p>
          </table:table-cell>
          <table:table-cell office:value-type="float" office:value="11100" calcext:value-type="float">
            <text:p>11100</text:p>
          </table:table-cell>
          <table:table-cell office:value-type="float" office:value="13060" calcext:value-type="float">
            <text:p>13060</text:p>
          </table:table-cell>
          <table:table-cell office:value-type="float" office:value="11100" calcext:value-type="float">
            <text:p>11100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table:formula="of:=[.A21]-1" office:value-type="float" office:value="75999" calcext:value-type="float">
            <text:p>75999</text:p>
          </table:table-cell>
          <table:table-cell office:value-type="float" office:value="13550" calcext:value-type="float">
            <text:p>13550</text:p>
          </table:table-cell>
          <table:table-cell office:value-type="float" office:value="11520" calcext:value-type="float">
            <text:p>11520</text:p>
          </table:table-cell>
          <table:table-cell office:value-type="float" office:value="13550" calcext:value-type="float">
            <text:p>13550</text:p>
          </table:table-cell>
          <table:table-cell office:value-type="float" office:value="11520" calcext:value-type="float">
            <text:p>11520</text:p>
          </table:table-cell>
          <table:table-cell office:value-type="float" office:value="13550" calcext:value-type="float">
            <text:p>13550</text:p>
          </table:table-cell>
          <table:table-cell office:value-type="float" office:value="11520" calcext:value-type="float">
            <text:p>11520</text:p>
          </table:table-cell>
        </table:table-row>
        <table:table-row table:style-name="ro1">
          <table:table-cell table:style-name="ce1" office:value-type="float" office:value="76000" calcext:value-type="float">
            <text:p>76000</text:p>
          </table:table-cell>
          <table:table-cell table:style-name="ce1" table:formula="of:=[.A22]-1" office:value-type="float" office:value="79999" calcext:value-type="float">
            <text:p>79999</text:p>
          </table:table-cell>
          <table:table-cell table:style-name="ce1" office:value-type="float" office:value="14030" calcext:value-type="float">
            <text:p>14030</text:p>
          </table:table-cell>
          <table:table-cell table:style-name="ce1" office:value-type="float" office:value="11920" calcext:value-type="float">
            <text:p>11920</text:p>
          </table:table-cell>
          <table:table-cell table:style-name="ce1" office:value-type="float" office:value="14030" calcext:value-type="float">
            <text:p>14030</text:p>
          </table:table-cell>
          <table:table-cell table:style-name="ce1" office:value-type="float" office:value="11920" calcext:value-type="float">
            <text:p>11920</text:p>
          </table:table-cell>
          <table:table-cell table:style-name="ce1" office:value-type="float" office:value="14030" calcext:value-type="float">
            <text:p>14030</text:p>
          </table:table-cell>
          <table:table-cell table:style-name="ce1" office:value-type="float" office:value="11920" calcext:value-type="float">
            <text:p>11920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formula="of:=[.A23]-1" office:value-type="float" office:value="83999" calcext:value-type="float">
            <text:p>83999</text:p>
          </table:table-cell>
          <table:table-cell office:value-type="float" office:value="14510" calcext:value-type="float">
            <text:p>14510</text:p>
          </table:table-cell>
          <table:table-cell office:value-type="float" office:value="12330" calcext:value-type="float">
            <text:p>12330</text:p>
          </table:table-cell>
          <table:table-cell office:value-type="float" office:value="14510" calcext:value-type="float">
            <text:p>14510</text:p>
          </table:table-cell>
          <table:table-cell office:value-type="float" office:value="12330" calcext:value-type="float">
            <text:p>12330</text:p>
          </table:table-cell>
          <table:table-cell office:value-type="float" office:value="14510" calcext:value-type="float">
            <text:p>14510</text:p>
          </table:table-cell>
          <table:table-cell office:value-type="float" office:value="12330" calcext:value-type="float">
            <text:p>12330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table:formula="of:=[.A24]-1" office:value-type="float" office:value="87999" calcext:value-type="float">
            <text:p>87999</text:p>
          </table:table-cell>
          <table:table-cell office:value-type="float" office:value="14990" calcext:value-type="float">
            <text:p>14990</text:p>
          </table:table-cell>
          <table:table-cell office:value-type="float" office:value="12750" calcext:value-type="float">
            <text:p>12750</text:p>
          </table:table-cell>
          <table:table-cell office:value-type="float" office:value="14990" calcext:value-type="float">
            <text:p>14990</text:p>
          </table:table-cell>
          <table:table-cell office:value-type="float" office:value="12750" calcext:value-type="float">
            <text:p>12750</text:p>
          </table:table-cell>
          <table:table-cell office:value-type="float" office:value="14990" calcext:value-type="float">
            <text:p>14990</text:p>
          </table:table-cell>
          <table:table-cell office:value-type="float" office:value="12750" calcext:value-type="float">
            <text:p>12750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table:formula="of:=[.A25]-1" office:value-type="float" office:value="91999" calcext:value-type="float">
            <text:p>91999</text:p>
          </table:table-cell>
          <table:table-cell office:value-type="float" office:value="15470" calcext:value-type="float">
            <text:p>15470</text:p>
          </table:table-cell>
          <table:table-cell office:value-type="float" office:value="13150" calcext:value-type="float">
            <text:p>13150</text:p>
          </table:table-cell>
          <table:table-cell office:value-type="float" office:value="15470" calcext:value-type="float">
            <text:p>15470</text:p>
          </table:table-cell>
          <table:table-cell office:value-type="float" office:value="13150" calcext:value-type="float">
            <text:p>13150</text:p>
          </table:table-cell>
          <table:table-cell office:value-type="float" office:value="15470" calcext:value-type="float">
            <text:p>15470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table:formula="of:=[.A26]-1" office:value-type="float" office:value="95999" calcext:value-type="float">
            <text:p>95999</text:p>
          </table:table-cell>
          <table:table-cell office:value-type="float" office:value="15800" calcext:value-type="float">
            <text:p>15800</text:p>
          </table:table-cell>
          <table:table-cell office:value-type="float" office:value="13430" calcext:value-type="float">
            <text:p>13430</text:p>
          </table:table-cell>
          <table:table-cell office:value-type="float" office:value="15800" calcext:value-type="float">
            <text:p>15800</text:p>
          </table:table-cell>
          <table:table-cell office:value-type="float" office:value="13430" calcext:value-type="float">
            <text:p>13430</text:p>
          </table:table-cell>
          <table:table-cell office:value-type="float" office:value="15800" calcext:value-type="float">
            <text:p>15800</text:p>
          </table:table-cell>
          <table:table-cell office:value-type="float" office:value="13430" calcext:value-type="float">
            <text:p>13430</text:p>
          </table:table-cell>
        </table:table-row>
        <table:table-row table:style-name="ro1">
          <table:table-cell table:style-name="ce1" office:value-type="float" office:value="96000" calcext:value-type="float">
            <text:p>96000</text:p>
          </table:table-cell>
          <table:table-cell table:style-name="ce1" table:formula="of:=[.A27]-1" office:value-type="float" office:value="99999" calcext:value-type="float">
            <text:p>99999</text:p>
          </table:table-cell>
          <table:table-cell table:style-name="ce1" office:value-type="float" office:value="16060" calcext:value-type="float">
            <text:p>16060</text:p>
          </table:table-cell>
          <table:table-cell table:style-name="ce1" office:value-type="float" office:value="13650" calcext:value-type="float">
            <text:p>13650</text:p>
          </table:table-cell>
          <table:table-cell table:style-name="ce1" office:value-type="float" office:value="16060" calcext:value-type="float">
            <text:p>16060</text:p>
          </table:table-cell>
          <table:table-cell table:style-name="ce1" office:value-type="float" office:value="13650" calcext:value-type="float">
            <text:p>13650</text:p>
          </table:table-cell>
          <table:table-cell table:style-name="ce1" office:value-type="float" office:value="16060" calcext:value-type="float">
            <text:p>16060</text:p>
          </table:table-cell>
          <table:table-cell table:style-name="ce1" office:value-type="float" office:value="13650" calcext:value-type="float">
            <text:p>1365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A28]-1" office:value-type="float" office:value="103999" calcext:value-type="float">
            <text:p>103999</text:p>
          </table:table-cell>
          <table:table-cell office:value-type="float" office:value="16250" calcext:value-type="float">
            <text:p>16250</text:p>
          </table:table-cell>
          <table:table-cell office:value-type="float" office:value="13820" calcext:value-type="float">
            <text:p>13820</text:p>
          </table:table-cell>
          <table:table-cell office:value-type="float" office:value="16250" calcext:value-type="float">
            <text:p>16250</text:p>
          </table:table-cell>
          <table:table-cell office:value-type="float" office:value="13820" calcext:value-type="float">
            <text:p>13820</text:p>
          </table:table-cell>
          <table:table-cell office:value-type="float" office:value="16250" calcext:value-type="float">
            <text:p>16250</text:p>
          </table:table-cell>
          <table:table-cell office:value-type="float" office:value="13820" calcext:value-type="float">
            <text:p>13820</text:p>
          </table:table-cell>
        </table:table-row>
        <table:table-row table:style-name="ro1">
          <table:table-cell office:value-type="float" office:value="104000" calcext:value-type="float">
            <text:p>104000</text:p>
          </table:table-cell>
          <table:table-cell table:formula="of:=[.A29]-1" office:value-type="float" office:value="107999" calcext:value-type="float">
            <text:p>107999</text:p>
          </table:table-cell>
          <table:table-cell office:value-type="float" office:value="16460" calcext:value-type="float">
            <text:p>16460</text:p>
          </table:table-cell>
          <table:table-cell office:value-type="float" office:value="13990" calcext:value-type="float">
            <text:p>13990</text:p>
          </table:table-cell>
          <table:table-cell office:value-type="float" office:value="16460" calcext:value-type="float">
            <text:p>16460</text:p>
          </table:table-cell>
          <table:table-cell office:value-type="float" office:value="13990" calcext:value-type="float">
            <text:p>13990</text:p>
          </table:table-cell>
          <table:table-cell office:value-type="float" office:value="16460" calcext:value-type="float">
            <text:p>16460</text:p>
          </table:table-cell>
          <table:table-cell office:value-type="float" office:value="13990" calcext:value-type="float">
            <text:p>13990</text:p>
          </table:table-cell>
        </table:table-row>
        <table:table-row table:style-name="ro1">
          <table:table-cell office:value-type="float" office:value="108000" calcext:value-type="float">
            <text:p>108000</text:p>
          </table:table-cell>
          <table:table-cell table:formula="of:=[.A30]-1" office:value-type="float" office:value="111999" calcext:value-type="float">
            <text:p>111999</text:p>
          </table:table-cell>
          <table:table-cell office:value-type="float" office:value="16660" calcext:value-type="float">
            <text:p>16660</text:p>
          </table:table-cell>
          <table:table-cell office:value-type="float" office:value="14160" calcext:value-type="float">
            <text:p>14160</text:p>
          </table:table-cell>
          <table:table-cell office:value-type="float" office:value="16660" calcext:value-type="float">
            <text:p>16660</text:p>
          </table:table-cell>
          <table:table-cell office:value-type="float" office:value="14160" calcext:value-type="float">
            <text:p>14160</text:p>
          </table:table-cell>
          <table:table-cell office:value-type="float" office:value="16660" calcext:value-type="float">
            <text:p>16660</text:p>
          </table:table-cell>
          <table:table-cell office:value-type="float" office:value="14160" calcext:value-type="float">
            <text:p>14160</text:p>
          </table:table-cell>
        </table:table-row>
        <table:table-row table:style-name="ro1">
          <table:table-cell office:value-type="float" office:value="112000" calcext:value-type="float">
            <text:p>112000</text:p>
          </table:table-cell>
          <table:table-cell table:formula="of:=[.A31]-1" office:value-type="float" office:value="115999" calcext:value-type="float">
            <text:p>115999</text:p>
          </table:table-cell>
          <table:table-cell office:value-type="float" office:value="16860" calcext:value-type="float">
            <text:p>16860</text:p>
          </table:table-cell>
          <table:table-cell office:value-type="float" office:value="14330" calcext:value-type="float">
            <text:p>14330</text:p>
          </table:table-cell>
          <table:table-cell office:value-type="float" office:value="16860" calcext:value-type="float">
            <text:p>16860</text:p>
          </table:table-cell>
          <table:table-cell office:value-type="float" office:value="14330" calcext:value-type="float">
            <text:p>14330</text:p>
          </table:table-cell>
          <table:table-cell office:value-type="float" office:value="16860" calcext:value-type="float">
            <text:p>16860</text:p>
          </table:table-cell>
          <table:table-cell office:value-type="float" office:value="14330" calcext:value-type="float">
            <text:p>14330</text:p>
          </table:table-cell>
        </table:table-row>
        <table:table-row table:style-name="ro1">
          <table:table-cell table:style-name="ce1" office:value-type="float" office:value="116000" calcext:value-type="float">
            <text:p>116000</text:p>
          </table:table-cell>
          <table:table-cell table:style-name="ce1" table:formula="of:=[.A32]-1" office:value-type="float" office:value="119999" calcext:value-type="float">
            <text:p>119999</text:p>
          </table:table-cell>
          <table:table-cell table:style-name="ce1" office:value-type="float" office:value="17060" calcext:value-type="float">
            <text:p>17060</text:p>
          </table:table-cell>
          <table:table-cell table:style-name="ce1" office:value-type="float" office:value="14500" calcext:value-type="float">
            <text:p>14500</text:p>
          </table:table-cell>
          <table:table-cell table:style-name="ce1" office:value-type="float" office:value="17060" calcext:value-type="float">
            <text:p>17060</text:p>
          </table:table-cell>
          <table:table-cell table:style-name="ce1" office:value-type="float" office:value="14500" calcext:value-type="float">
            <text:p>14500</text:p>
          </table:table-cell>
          <table:table-cell table:style-name="ce1" office:value-type="float" office:value="17060" calcext:value-type="float">
            <text:p>17060</text:p>
          </table:table-cell>
          <table:table-cell table:style-name="ce1" office:value-type="float" office:value="14500" calcext:value-type="float">
            <text:p>14500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table:formula="of:=[.A33]-1" office:value-type="float" office:value="123999" calcext:value-type="float">
            <text:p>123999</text:p>
          </table:table-cell>
          <table:table-cell office:value-type="float" office:value="17260" calcext:value-type="float">
            <text:p>17260</text:p>
          </table:table-cell>
          <table:table-cell office:value-type="float" office:value="14670" calcext:value-type="float">
            <text:p>14670</text:p>
          </table:table-cell>
          <table:table-cell office:value-type="float" office:value="17260" calcext:value-type="float">
            <text:p>17260</text:p>
          </table:table-cell>
          <table:table-cell office:value-type="float" office:value="14670" calcext:value-type="float">
            <text:p>14670</text:p>
          </table:table-cell>
          <table:table-cell office:value-type="float" office:value="17260" calcext:value-type="float">
            <text:p>17260</text:p>
          </table:table-cell>
          <table:table-cell office:value-type="float" office:value="14670" calcext:value-type="float">
            <text:p>14670</text:p>
          </table:table-cell>
        </table:table-row>
        <table:table-row table:style-name="ro1">
          <table:table-cell office:value-type="float" office:value="124000" calcext:value-type="float">
            <text:p>124000</text:p>
          </table:table-cell>
          <table:table-cell table:formula="of:=[.A34]-1" office:value-type="float" office:value="127999" calcext:value-type="float">
            <text:p>127999</text:p>
          </table:table-cell>
          <table:table-cell office:value-type="float" office:value="17460" calcext:value-type="float">
            <text:p>17460</text:p>
          </table:table-cell>
          <table:table-cell office:value-type="float" office:value="14840" calcext:value-type="float">
            <text:p>14840</text:p>
          </table:table-cell>
          <table:table-cell office:value-type="float" office:value="17460" calcext:value-type="float">
            <text:p>17460</text:p>
          </table:table-cell>
          <table:table-cell office:value-type="float" office:value="14840" calcext:value-type="float">
            <text:p>14840</text:p>
          </table:table-cell>
          <table:table-cell office:value-type="float" office:value="17460" calcext:value-type="float">
            <text:p>17460</text:p>
          </table:table-cell>
          <table:table-cell office:value-type="float" office:value="14840" calcext:value-type="float">
            <text:p>14840</text:p>
          </table:table-cell>
        </table:table-row>
        <table:table-row table:style-name="ro1">
          <table:table-cell office:value-type="float" office:value="128000" calcext:value-type="float">
            <text:p>128000</text:p>
          </table:table-cell>
          <table:table-cell table:formula="of:=[.A35]-1" office:value-type="float" office:value="131999" calcext:value-type="float">
            <text:p>131999</text:p>
          </table:table-cell>
          <table:table-cell office:value-type="float" office:value="17660" calcext:value-type="float">
            <text:p>17660</text:p>
          </table:table-cell>
          <table:table-cell office:value-type="float" office:value="15020" calcext:value-type="float">
            <text:p>15020</text:p>
          </table:table-cell>
          <table:table-cell office:value-type="float" office:value="17660" calcext:value-type="float">
            <text:p>17660</text:p>
          </table:table-cell>
          <table:table-cell office:value-type="float" office:value="15020" calcext:value-type="float">
            <text:p>15020</text:p>
          </table:table-cell>
          <table:table-cell office:value-type="float" office:value="17660" calcext:value-type="float">
            <text:p>17660</text:p>
          </table:table-cell>
          <table:table-cell office:value-type="float" office:value="15020" calcext:value-type="float">
            <text:p>15020</text:p>
          </table:table-cell>
        </table:table-row>
        <table:table-row table:style-name="ro1">
          <table:table-cell office:value-type="float" office:value="132000" calcext:value-type="float">
            <text:p>132000</text:p>
          </table:table-cell>
          <table:table-cell table:formula="of:=[.A36]-1" office:value-type="float" office:value="135999" calcext:value-type="float">
            <text:p>135999</text:p>
          </table:table-cell>
          <table:table-cell office:value-type="float" office:value="17860" calcext:value-type="float">
            <text:p>17860</text:p>
          </table:table-cell>
          <table:table-cell office:value-type="float" office:value="15180" calcext:value-type="float">
            <text:p>15180</text:p>
          </table:table-cell>
          <table:table-cell office:value-type="float" office:value="17860" calcext:value-type="float">
            <text:p>17860</text:p>
          </table:table-cell>
          <table:table-cell office:value-type="float" office:value="15180" calcext:value-type="float">
            <text:p>15180</text:p>
          </table:table-cell>
          <table:table-cell office:value-type="float" office:value="17860" calcext:value-type="float">
            <text:p>17860</text:p>
          </table:table-cell>
          <table:table-cell office:value-type="float" office:value="15180" calcext:value-type="float">
            <text:p>15180</text:p>
          </table:table-cell>
        </table:table-row>
        <table:table-row table:style-name="ro1">
          <table:table-cell table:style-name="ce1" office:value-type="float" office:value="136000" calcext:value-type="float">
            <text:p>136000</text:p>
          </table:table-cell>
          <table:table-cell table:style-name="ce1" table:formula="of:=[.A37]-1" office:value-type="float" office:value="139999" calcext:value-type="float">
            <text:p>139999</text:p>
          </table:table-cell>
          <table:table-cell table:style-name="ce1" office:value-type="float" office:value="18060" calcext:value-type="float">
            <text:p>18060</text:p>
          </table:table-cell>
          <table:table-cell table:style-name="ce1" office:value-type="float" office:value="15350" calcext:value-type="float">
            <text:p>15350</text:p>
          </table:table-cell>
          <table:table-cell table:style-name="ce1" office:value-type="float" office:value="18060" calcext:value-type="float">
            <text:p>18060</text:p>
          </table:table-cell>
          <table:table-cell table:style-name="ce1" office:value-type="float" office:value="15350" calcext:value-type="float">
            <text:p>15350</text:p>
          </table:table-cell>
          <table:table-cell table:style-name="ce1" office:value-type="float" office:value="18060" calcext:value-type="float">
            <text:p>18060</text:p>
          </table:table-cell>
          <table:table-cell table:style-name="ce1" office:value-type="float" office:value="15350" calcext:value-type="float">
            <text:p>15350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table:formula="of:=[.A38]-1" office:value-type="float" office:value="143999" calcext:value-type="float">
            <text:p>143999</text:p>
          </table:table-cell>
          <table:table-cell office:value-type="float" office:value="18260" calcext:value-type="float">
            <text:p>18260</text:p>
          </table:table-cell>
          <table:table-cell office:value-type="float" office:value="15530" calcext:value-type="float">
            <text:p>15530</text:p>
          </table:table-cell>
          <table:table-cell office:value-type="float" office:value="18260" calcext:value-type="float">
            <text:p>18260</text:p>
          </table:table-cell>
          <table:table-cell office:value-type="float" office:value="15530" calcext:value-type="float">
            <text:p>15530</text:p>
          </table:table-cell>
          <table:table-cell office:value-type="float" office:value="18260" calcext:value-type="float">
            <text:p>18260</text:p>
          </table:table-cell>
          <table:table-cell office:value-type="float" office:value="15530" calcext:value-type="float">
            <text:p>15530</text:p>
          </table:table-cell>
        </table:table-row>
        <table:table-row table:style-name="ro1">
          <table:table-cell office:value-type="float" office:value="144000" calcext:value-type="float">
            <text:p>144000</text:p>
          </table:table-cell>
          <table:table-cell table:formula="of:=[.A39]-1" office:value-type="float" office:value="147999" calcext:value-type="float">
            <text:p>147999</text:p>
          </table:table-cell>
          <table:table-cell office:value-type="float" office:value="18460" calcext:value-type="float">
            <text:p>18460</text:p>
          </table:table-cell>
          <table:table-cell office:value-type="float" office:value="15690" calcext:value-type="float">
            <text:p>15690</text:p>
          </table:table-cell>
          <table:table-cell office:value-type="float" office:value="18460" calcext:value-type="float">
            <text:p>18460</text:p>
          </table:table-cell>
          <table:table-cell office:value-type="float" office:value="15690" calcext:value-type="float">
            <text:p>15690</text:p>
          </table:table-cell>
          <table:table-cell office:value-type="float" office:value="18460" calcext:value-type="float">
            <text:p>18460</text:p>
          </table:table-cell>
          <table:table-cell office:value-type="float" office:value="15690" calcext:value-type="float">
            <text:p>15690</text:p>
          </table:table-cell>
        </table:table-row>
        <table:table-row table:style-name="ro1">
          <table:table-cell office:value-type="float" office:value="148000" calcext:value-type="float">
            <text:p>148000</text:p>
          </table:table-cell>
          <table:table-cell table:formula="of:=[.A40]-1" office:value-type="float" office:value="151999" calcext:value-type="float">
            <text:p>151999</text:p>
          </table:table-cell>
          <table:table-cell office:value-type="float" office:value="18660" calcext:value-type="float">
            <text:p>18660</text:p>
          </table:table-cell>
          <table:table-cell office:value-type="float" office:value="15860" calcext:value-type="float">
            <text:p>15860</text:p>
          </table:table-cell>
          <table:table-cell office:value-type="float" office:value="18660" calcext:value-type="float">
            <text:p>18660</text:p>
          </table:table-cell>
          <table:table-cell office:value-type="float" office:value="15860" calcext:value-type="float">
            <text:p>15860</text:p>
          </table:table-cell>
          <table:table-cell office:value-type="float" office:value="18660" calcext:value-type="float">
            <text:p>18660</text:p>
          </table:table-cell>
          <table:table-cell office:value-type="float" office:value="15860" calcext:value-type="float">
            <text:p>15860</text:p>
          </table:table-cell>
        </table:table-row>
        <table:table-row table:style-name="ro1">
          <table:table-cell office:value-type="float" office:value="152000" calcext:value-type="float">
            <text:p>152000</text:p>
          </table:table-cell>
          <table:table-cell table:formula="of:=[.A41]-1" office:value-type="float" office:value="155999" calcext:value-type="float">
            <text:p>155999</text:p>
          </table:table-cell>
          <table:table-cell office:value-type="float" office:value="18870" calcext:value-type="float">
            <text:p>18870</text:p>
          </table:table-cell>
          <table:table-cell office:value-type="float" office:value="16040" calcext:value-type="float">
            <text:p>16040</text:p>
          </table:table-cell>
          <table:table-cell office:value-type="float" office:value="18870" calcext:value-type="float">
            <text:p>18870</text:p>
          </table:table-cell>
          <table:table-cell office:value-type="float" office:value="16040" calcext:value-type="float">
            <text:p>16040</text:p>
          </table:table-cell>
          <table:table-cell office:value-type="float" office:value="18670" calcext:value-type="float">
            <text:p>18670</text:p>
          </table:table-cell>
          <table:table-cell office:value-type="float" office:value="15870" calcext:value-type="float">
            <text:p>15870</text:p>
          </table:table-cell>
        </table:table-row>
        <table:table-row table:style-name="ro1">
          <table:table-cell table:style-name="ce1" office:value-type="float" office:value="156000" calcext:value-type="float">
            <text:p>156000</text:p>
          </table:table-cell>
          <table:table-cell table:style-name="ce1" table:formula="of:=[.A42]-1" office:value-type="float" office:value="159999" calcext:value-type="float">
            <text:p>159999</text:p>
          </table:table-cell>
          <table:table-cell table:style-name="ce1" office:value-type="float" office:value="19100" calcext:value-type="float">
            <text:p>19100</text:p>
          </table:table-cell>
          <table:table-cell table:style-name="ce1" office:value-type="float" office:value="16230" calcext:value-type="float">
            <text:p>16230</text:p>
          </table:table-cell>
          <table:table-cell table:style-name="ce1" office:value-type="float" office:value="19100" calcext:value-type="float">
            <text:p>19100</text:p>
          </table:table-cell>
          <table:table-cell table:style-name="ce1" office:value-type="float" office:value="16230" calcext:value-type="float">
            <text:p>16230</text:p>
          </table:table-cell>
          <table:table-cell table:style-name="ce1" office:value-type="float" office:value="18670" calcext:value-type="float">
            <text:p>18670</text:p>
          </table:table-cell>
          <table:table-cell table:style-name="ce1" office:value-type="float" office:value="15870" calcext:value-type="float">
            <text:p>15870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table:formula="of:=[.A43]-1" office:value-type="float" office:value="163999" calcext:value-type="float">
            <text:p>163999</text:p>
          </table:table-cell>
          <table:table-cell office:value-type="float" office:value="19290" calcext:value-type="float">
            <text:p>19290</text:p>
          </table:table-cell>
          <table:table-cell office:value-type="float" office:value="16390" calcext:value-type="float">
            <text:p>16390</text:p>
          </table:table-cell>
          <table:table-cell office:value-type="float" office:value="19290" calcext:value-type="float">
            <text:p>19290</text:p>
          </table:table-cell>
          <table:table-cell office:value-type="float" office:value="16390" calcext:value-type="float">
            <text:p>16390</text:p>
          </table:table-cell>
          <table:table-cell office:value-type="float" office:value="18670" calcext:value-type="float">
            <text:p>18670</text:p>
          </table:table-cell>
          <table:table-cell office:value-type="float" office:value="15870" calcext:value-type="float">
            <text:p>15870</text:p>
          </table:table-cell>
        </table:table-row>
        <table:table-row table:style-name="ro1">
          <table:table-cell office:value-type="float" office:value="164000" calcext:value-type="float">
            <text:p>164000</text:p>
          </table:table-cell>
          <table:table-cell table:formula="of:=[.A44]-1" office:value-type="float" office:value="167999" calcext:value-type="float">
            <text:p>167999</text:p>
          </table:table-cell>
          <table:table-cell office:value-type="float" office:value="19520" calcext:value-type="float">
            <text:p>19520</text:p>
          </table:table-cell>
          <table:table-cell office:value-type="float" office:value="16600" calcext:value-type="float">
            <text:p>16600</text:p>
          </table:table-cell>
          <table:table-cell office:value-type="float" office:value="19520" calcext:value-type="float">
            <text:p>19520</text:p>
          </table:table-cell>
          <table:table-cell office:value-type="float" office:value="16600" calcext:value-type="float">
            <text:p>16600</text:p>
          </table:table-cell>
          <table:table-cell office:value-type="float" office:value="18670" calcext:value-type="float">
            <text:p>18670</text:p>
          </table:table-cell>
          <table:table-cell office:value-type="float" office:value="15870" calcext:value-type="float">
            <text:p>15870</text:p>
          </table:table-cell>
        </table:table-row>
        <table:table-row table:style-name="ro1">
          <table:table-cell office:value-type="float" office:value="168000" calcext:value-type="float">
            <text:p>168000</text:p>
          </table:table-cell>
          <table:table-cell table:formula="of:=[.A45]-1" office:value-type="float" office:value="171999" calcext:value-type="float">
            <text:p>171999</text:p>
          </table:table-cell>
          <table:table-cell office:value-type="float" office:value="19660" calcext:value-type="float">
            <text:p>19660</text:p>
          </table:table-cell>
          <table:table-cell office:value-type="float" office:value="16720" calcext:value-type="float">
            <text:p>16720</text:p>
          </table:table-cell>
          <table:table-cell office:value-type="float" office:value="19660" calcext:value-type="float">
            <text:p>19660</text:p>
          </table:table-cell>
          <table:table-cell office:value-type="float" office:value="16720" calcext:value-type="float">
            <text:p>16720</text:p>
          </table:table-cell>
          <table:table-cell office:value-type="float" office:value="18670" calcext:value-type="float">
            <text:p>18670</text:p>
          </table:table-cell>
          <table:table-cell office:value-type="float" office:value="15870" calcext:value-type="float">
            <text:p>15870</text:p>
          </table:table-cell>
        </table:table-row>
        <table:table-row table:style-name="ro1">
          <table:table-cell office:value-type="float" office:value="172000" calcext:value-type="float">
            <text:p>172000</text:p>
          </table:table-cell>
          <table:table-cell table:formula="of:=[.A46]-1" office:value-type="float" office:value="175999" calcext:value-type="float">
            <text:p>175999</text:p>
          </table:table-cell>
          <table:table-cell office:value-type="float" office:value="19870" calcext:value-type="float">
            <text:p>19870</text:p>
          </table:table-cell>
          <table:table-cell office:value-type="float" office:value="16880" calcext:value-type="float">
            <text:p>16880</text:p>
          </table:table-cell>
          <table:table-cell office:value-type="float" office:value="19870" calcext:value-type="float">
            <text:p>19870</text:p>
          </table:table-cell>
          <table:table-cell office:value-type="float" office:value="16880" calcext:value-type="float">
            <text:p>16880</text:p>
          </table:table-cell>
          <table:table-cell office:value-type="float" office:value="18670" calcext:value-type="float">
            <text:p>18670</text:p>
          </table:table-cell>
          <table:table-cell office:value-type="float" office:value="15870" calcext:value-type="float">
            <text:p>15870</text:p>
          </table:table-cell>
        </table:table-row>
        <table:table-row table:style-name="ro1">
          <table:table-cell table:style-name="ce1" office:value-type="float" office:value="176000" calcext:value-type="float">
            <text:p>176000</text:p>
          </table:table-cell>
          <table:table-cell table:style-name="ce1" table:formula="of:=[.A47]-1" office:value-type="float" office:value="179999" calcext:value-type="float">
            <text:p>179999</text:p>
          </table:table-cell>
          <table:table-cell table:style-name="ce1" office:value-type="float" office:value="20130" calcext:value-type="float">
            <text:p>20130</text:p>
          </table:table-cell>
          <table:table-cell table:style-name="ce1" office:value-type="float" office:value="17110" calcext:value-type="float">
            <text:p>17110</text:p>
          </table:table-cell>
          <table:table-cell table:style-name="ce1" office:value-type="float" office:value="20130" calcext:value-type="float">
            <text:p>20130</text:p>
          </table:table-cell>
          <table:table-cell table:style-name="ce1" office:value-type="float" office:value="17110" calcext:value-type="float">
            <text:p>17110</text:p>
          </table:table-cell>
          <table:table-cell table:style-name="ce1" office:value-type="float" office:value="18670" calcext:value-type="float">
            <text:p>18670</text:p>
          </table:table-cell>
          <table:table-cell table:style-name="ce1" office:value-type="float" office:value="15870" calcext:value-type="float">
            <text:p>15870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table:formula="of:=[.A48]-1" office:value-type="float" office:value="183999" calcext:value-type="float">
            <text:p>183999</text:p>
          </table:table-cell>
          <table:table-cell office:value-type="float" office:value="20270" calcext:value-type="float">
            <text:p>20270</text:p>
          </table:table-cell>
          <table:table-cell office:value-type="float" office:value="17230" calcext:value-type="float">
            <text:p>17230</text:p>
          </table:table-cell>
          <table:table-cell office:value-type="float" office:value="20270" calcext:value-type="float">
            <text:p>20270</text:p>
          </table:table-cell>
          <table:table-cell office:value-type="float" office:value="17230" calcext:value-type="float">
            <text:p>17230</text:p>
          </table:table-cell>
          <table:table-cell office:value-type="float" office:value="18670" calcext:value-type="float">
            <text:p>18670</text:p>
          </table:table-cell>
          <table:table-cell office:value-type="float" office:value="15870" calcext:value-type="float">
            <text:p>15870</text:p>
          </table:table-cell>
        </table:table-row>
        <table:table-row table:style-name="ro1">
          <table:table-cell office:value-type="float" office:value="184000" calcext:value-type="float">
            <text:p>184000</text:p>
          </table:table-cell>
          <table:table-cell table:formula="of:=[.A49]-1" office:value-type="float" office:value="187999" calcext:value-type="float">
            <text:p>187999</text:p>
          </table:table-cell>
          <table:table-cell office:value-type="float" office:value="20470" calcext:value-type="float">
            <text:p>20470</text:p>
          </table:table-cell>
          <table:table-cell office:value-type="float" office:value="17400" calcext:value-type="float">
            <text:p>17400</text:p>
          </table:table-cell>
          <table:table-cell office:value-type="float" office:value="20470" calcext:value-type="float">
            <text:p>20470</text:p>
          </table:table-cell>
          <table:table-cell office:value-type="float" office:value="17400" calcext:value-type="float">
            <text:p>17400</text:p>
          </table:table-cell>
          <table:table-cell office:value-type="float" office:value="18670" calcext:value-type="float">
            <text:p>18670</text:p>
          </table:table-cell>
          <table:table-cell office:value-type="float" office:value="15870" calcext:value-type="float">
            <text:p>15870</text:p>
          </table:table-cell>
        </table:table-row>
        <table:table-row table:style-name="ro1">
          <table:table-cell office:value-type="float" office:value="188000" calcext:value-type="float">
            <text:p>188000</text:p>
          </table:table-cell>
          <table:table-cell table:formula="of:=[.A50]-1" office:value-type="float" office:value="191999" calcext:value-type="float">
            <text:p>191999</text:p>
          </table:table-cell>
          <table:table-cell office:value-type="float" office:value="20670" calcext:value-type="float">
            <text:p>20670</text:p>
          </table:table-cell>
          <table:table-cell office:value-type="float" office:value="17570" calcext:value-type="float">
            <text:p>17570</text:p>
          </table:table-cell>
          <table:table-cell office:value-type="float" office:value="20670" calcext:value-type="float">
            <text:p>20670</text:p>
          </table:table-cell>
          <table:table-cell office:value-type="float" office:value="17570" calcext:value-type="float">
            <text:p>17570</text:p>
          </table:table-cell>
          <table:table-cell office:value-type="float" office:value="18670" calcext:value-type="float">
            <text:p>18670</text:p>
          </table:table-cell>
          <table:table-cell office:value-type="float" office:value="15870" calcext:value-type="float">
            <text:p>15870</text:p>
          </table:table-cell>
        </table:table-row>
        <table:table-row table:style-name="ro1">
          <table:table-cell office:value-type="float" office:value="192000" calcext:value-type="float">
            <text:p>192000</text:p>
          </table:table-cell>
          <table:table-cell table:formula="of:=[.A51]-1" office:value-type="float" office:value="195999" calcext:value-type="float">
            <text:p>195999</text:p>
          </table:table-cell>
          <table:table-cell office:value-type="float" office:value="20870" calcext:value-type="float">
            <text:p>20870</text:p>
          </table:table-cell>
          <table:table-cell office:value-type="float" office:value="17740" calcext:value-type="float">
            <text:p>17740</text:p>
          </table:table-cell>
          <table:table-cell office:value-type="float" office:value="20710" calcext:value-type="float">
            <text:p>20710</text:p>
          </table:table-cell>
          <table:table-cell office:value-type="float" office:value="17610" calcext:value-type="float">
            <text:p>17610</text:p>
          </table:table-cell>
          <table:table-cell office:value-type="float" office:value="18670" calcext:value-type="float">
            <text:p>18670</text:p>
          </table:table-cell>
          <table:table-cell office:value-type="float" office:value="15870" calcext:value-type="float">
            <text:p>15870</text:p>
          </table:table-cell>
        </table:table-row>
        <table:table-row table:style-name="ro1">
          <table:table-cell table:style-name="ce1" office:value-type="float" office:value="196000" calcext:value-type="float">
            <text:p>196000</text:p>
          </table:table-cell>
          <table:table-cell table:style-name="ce1" table:formula="of:=[.A52]-1" office:value-type="float" office:value="199999" calcext:value-type="float">
            <text:p>199999</text:p>
          </table:table-cell>
          <table:table-cell table:style-name="ce1" office:value-type="float" office:value="21170" calcext:value-type="float">
            <text:p>21170</text:p>
          </table:table-cell>
          <table:table-cell table:style-name="ce1" office:value-type="float" office:value="17990" calcext:value-type="float">
            <text:p>17990</text:p>
          </table:table-cell>
          <table:table-cell table:style-name="ce1" office:value-type="float" office:value="20710" calcext:value-type="float">
            <text:p>20710</text:p>
          </table:table-cell>
          <table:table-cell table:style-name="ce1" office:value-type="float" office:value="17610" calcext:value-type="float">
            <text:p>17610</text:p>
          </table:table-cell>
          <table:table-cell table:style-name="ce1" office:value-type="float" office:value="18670" calcext:value-type="float">
            <text:p>18670</text:p>
          </table:table-cell>
          <table:table-cell table:style-name="ce1" office:value-type="float" office:value="15870" calcext:value-type="float">
            <text:p>15870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formula="of:=[.A53]-1" office:value-type="float" office:value="203999" calcext:value-type="float">
            <text:p>203999</text:p>
          </table:table-cell>
          <table:table-cell office:value-type="float" office:value="21270" calcext:value-type="float">
            <text:p>21270</text:p>
          </table:table-cell>
          <table:table-cell office:value-type="float" office:value="18070" calcext:value-type="float">
            <text:p>18070</text:p>
          </table:table-cell>
          <table:table-cell office:value-type="float" office:value="20710" calcext:value-type="float">
            <text:p>20710</text:p>
          </table:table-cell>
          <table:table-cell office:value-type="float" office:value="17610" calcext:value-type="float">
            <text:p>17610</text:p>
          </table:table-cell>
          <table:table-cell office:value-type="float" office:value="18670" calcext:value-type="float">
            <text:p>18670</text:p>
          </table:table-cell>
          <table:table-cell office:value-type="float" office:value="15870" calcext:value-type="float">
            <text:p>15870</text:p>
          </table:table-cell>
        </table:table-row>
        <table:table-row table:style-name="ro1">
          <table:table-cell office:value-type="float" office:value="204000" calcext:value-type="float">
            <text:p>204000</text:p>
          </table:table-cell>
          <table:table-cell table:formula="of:=[.A54]-1" office:value-type="float" office:value="207999" calcext:value-type="float">
            <text:p>207999</text:p>
          </table:table-cell>
          <table:table-cell office:value-type="float" office:value="21470" calcext:value-type="float">
            <text:p>21470</text:p>
          </table:table-cell>
          <table:table-cell office:value-type="float" office:value="18250" calcext:value-type="float">
            <text:p>18250</text:p>
          </table:table-cell>
          <table:table-cell office:value-type="float" office:value="20710" calcext:value-type="float">
            <text:p>20710</text:p>
          </table:table-cell>
          <table:table-cell office:value-type="float" office:value="17610" calcext:value-type="float">
            <text:p>17610</text:p>
          </table:table-cell>
          <table:table-cell office:value-type="float" office:value="18670" calcext:value-type="float">
            <text:p>18670</text:p>
          </table:table-cell>
          <table:table-cell office:value-type="float" office:value="15870" calcext:value-type="float">
            <text:p>15870</text:p>
          </table:table-cell>
        </table:table-row>
        <table:table-row table:style-name="ro1">
          <table:table-cell office:value-type="float" office:value="208000" calcext:value-type="float">
            <text:p>208000</text:p>
          </table:table-cell>
          <table:table-cell table:formula="of:=[.A55]-1" office:value-type="float" office:value="211999" calcext:value-type="float">
            <text:p>211999</text:p>
          </table:table-cell>
          <table:table-cell office:value-type="float" office:value="21700" calcext:value-type="float">
            <text:p>21700</text:p>
          </table:table-cell>
          <table:table-cell office:value-type="float" office:value="18450" calcext:value-type="float">
            <text:p>18450</text:p>
          </table:table-cell>
          <table:table-cell office:value-type="float" office:value="20710" calcext:value-type="float">
            <text:p>20710</text:p>
          </table:table-cell>
          <table:table-cell office:value-type="float" office:value="17610" calcext:value-type="float">
            <text:p>17610</text:p>
          </table:table-cell>
          <table:table-cell office:value-type="float" office:value="18670" calcext:value-type="float">
            <text:p>18670</text:p>
          </table:table-cell>
          <table:table-cell office:value-type="float" office:value="15870" calcext:value-type="float">
            <text:p>15870</text:p>
          </table:table-cell>
        </table:table-row>
        <table:table-row table:style-name="ro1">
          <table:table-cell office:value-type="float" office:value="212000" calcext:value-type="float">
            <text:p>212000</text:p>
          </table:table-cell>
          <table:table-cell table:formula="of:=[.A56]-1" office:value-type="float" office:value="215999" calcext:value-type="float">
            <text:p>215999</text:p>
          </table:table-cell>
          <table:table-cell office:value-type="float" office:value="21870" calcext:value-type="float">
            <text:p>21870</text:p>
          </table:table-cell>
          <table:table-cell office:value-type="float" office:value="18590" calcext:value-type="float">
            <text:p>18590</text:p>
          </table:table-cell>
          <table:table-cell office:value-type="float" office:value="20710" calcext:value-type="float">
            <text:p>20710</text:p>
          </table:table-cell>
          <table:table-cell office:value-type="float" office:value="17610" calcext:value-type="float">
            <text:p>17610</text:p>
          </table:table-cell>
          <table:table-cell office:value-type="float" office:value="18670" calcext:value-type="float">
            <text:p>18670</text:p>
          </table:table-cell>
          <table:table-cell office:value-type="float" office:value="15870" calcext:value-type="float">
            <text:p>15870</text:p>
          </table:table-cell>
        </table:table-row>
        <table:table-row table:style-name="ro1">
          <table:table-cell table:style-name="ce1" office:value-type="float" office:value="216000" calcext:value-type="float">
            <text:p>216000</text:p>
          </table:table-cell>
          <table:table-cell table:style-name="ce1" table:formula="of:=[.A57]-1" office:value-type="float" office:value="219999" calcext:value-type="float">
            <text:p>219999</text:p>
          </table:table-cell>
          <table:table-cell table:style-name="ce1" office:value-type="float" office:value="22070" calcext:value-type="float">
            <text:p>22070</text:p>
          </table:table-cell>
          <table:table-cell table:style-name="ce1" office:value-type="float" office:value="18760" calcext:value-type="float">
            <text:p>18760</text:p>
          </table:table-cell>
          <table:table-cell table:style-name="ce1" office:value-type="float" office:value="20710" calcext:value-type="float">
            <text:p>20710</text:p>
          </table:table-cell>
          <table:table-cell table:style-name="ce1" office:value-type="float" office:value="17610" calcext:value-type="float">
            <text:p>17610</text:p>
          </table:table-cell>
          <table:table-cell table:style-name="ce1" office:value-type="float" office:value="18670" calcext:value-type="float">
            <text:p>18670</text:p>
          </table:table-cell>
          <table:table-cell table:style-name="ce1" office:value-type="float" office:value="15870" calcext:value-type="float">
            <text:p>15870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table:formula="of:=[.A58]-1" office:value-type="float" office:value="223999" calcext:value-type="float">
            <text:p>223999</text:p>
          </table:table-cell>
          <table:table-cell office:value-type="float" office:value="22270" calcext:value-type="float">
            <text:p>22270</text:p>
          </table:table-cell>
          <table:table-cell office:value-type="float" office:value="18940" calcext:value-type="float">
            <text:p>18940</text:p>
          </table:table-cell>
          <table:table-cell office:value-type="float" office:value="20710" calcext:value-type="float">
            <text:p>20710</text:p>
          </table:table-cell>
          <table:table-cell office:value-type="float" office:value="17610" calcext:value-type="float">
            <text:p>17610</text:p>
          </table:table-cell>
          <table:table-cell office:value-type="float" office:value="18670" calcext:value-type="float">
            <text:p>18670</text:p>
          </table:table-cell>
          <table:table-cell office:value-type="float" office:value="15870" calcext:value-type="float">
            <text:p>15870</text:p>
          </table:table-cell>
        </table:table-row>
        <table:table-row table:style-name="ro1">
          <table:table-cell office:value-type="float" office:value="224000" calcext:value-type="float">
            <text:p>224000</text:p>
          </table:table-cell>
          <table:table-cell table:formula="of:=[.A59]-1" office:value-type="float" office:value="227999" calcext:value-type="float">
            <text:p>227999</text:p>
          </table:table-cell>
          <table:table-cell office:value-type="float" office:value="22470" calcext:value-type="float">
            <text:p>22470</text:p>
          </table:table-cell>
          <table:table-cell office:value-type="float" office:value="19100" calcext:value-type="float">
            <text:p>19100</text:p>
          </table:table-cell>
          <table:table-cell office:value-type="float" office:value="20710" calcext:value-type="float">
            <text:p>20710</text:p>
          </table:table-cell>
          <table:table-cell office:value-type="float" office:value="17610" calcext:value-type="float">
            <text:p>17610</text:p>
          </table:table-cell>
          <table:table-cell office:value-type="float" office:value="18670" calcext:value-type="float">
            <text:p>18670</text:p>
          </table:table-cell>
          <table:table-cell office:value-type="float" office:value="15870" calcext:value-type="float">
            <text:p>15870</text:p>
          </table:table-cell>
        </table:table-row>
        <table:table-row table:style-name="ro1">
          <table:table-cell office:value-type="float" office:value="228000" calcext:value-type="float">
            <text:p>228000</text:p>
          </table:table-cell>
          <table:table-cell table:formula="of:=[.A60]-1" office:value-type="float" office:value="231999" calcext:value-type="float">
            <text:p>231999</text:p>
          </table:table-cell>
          <table:table-cell office:value-type="float" office:value="22670" calcext:value-type="float">
            <text:p>22670</text:p>
          </table:table-cell>
          <table:table-cell office:value-type="float" office:value="19270" calcext:value-type="float">
            <text:p>19270</text:p>
          </table:table-cell>
          <table:table-cell office:value-type="float" office:value="20710" calcext:value-type="float">
            <text:p>20710</text:p>
          </table:table-cell>
          <table:table-cell office:value-type="float" office:value="17610" calcext:value-type="float">
            <text:p>17610</text:p>
          </table:table-cell>
          <table:table-cell office:value-type="float" office:value="18670" calcext:value-type="float">
            <text:p>18670</text:p>
          </table:table-cell>
          <table:table-cell office:value-type="float" office:value="15870" calcext:value-type="float">
            <text:p>15870</text:p>
          </table:table-cell>
        </table:table-row>
        <table:table-row table:style-name="ro1">
          <table:table-cell office:value-type="float" office:value="232000" calcext:value-type="float">
            <text:p>232000</text:p>
          </table:table-cell>
          <table:table-cell table:formula="of:=[.A61]-1" office:value-type="float" office:value="-1" calcext:value-type="float">
            <text:p>-1</text:p>
          </table:table-cell>
          <table:table-cell office:value-type="float" office:value="22760" calcext:value-type="float">
            <text:p>22760</text:p>
          </table:table-cell>
          <table:table-cell office:value-type="float" office:value="19350" calcext:value-type="float">
            <text:p>19350</text:p>
          </table:table-cell>
          <table:table-cell office:value-type="float" office:value="20710" calcext:value-type="float">
            <text:p>20710</text:p>
          </table:table-cell>
          <table:table-cell office:value-type="float" office:value="17610" calcext:value-type="float">
            <text:p>17610</text:p>
          </table:table-cell>
          <table:table-cell office:value-type="float" office:value="18670" calcext:value-type="float">
            <text:p>18670</text:p>
          </table:table-cell>
          <table:table-cell office:value-type="float" office:value="15870" calcext:value-type="float">
            <text:p>15870</text:p>
          </table:table-cell>
        </table:table-row>
        <table:table-row table:style-name="ro1">
          <table:table-cell table:style-name="ce1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4">0000/00/00</text:date>, <text:time style:data-style-name="N2" text:time-value="05:00:08.1722289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5.3.1.2$Linux_X86_64 LibreOffice_project/30m0$Build-2</meta:generator>
    <meta:editing-cycles>0</meta:editing-cycles>
    <meta:editing-duration>P0D</meta:editing-duration>
    <meta:document-statistic meta:table-count="1" meta:cell-count="480" meta:object-count="0"/>
  </office:meta>
</office:document-meta>
</file>